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bf819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ec9ba4" draw:textarea-horizontal-align="justify" draw:textarea-vertical-align="middle" draw:auto-grow-height="false" fo:min-height="0cm" fo:min-width="0cm"/>
    </style:style>
    <style:style style:name="gr4" style:family="graphic" style:parent-style-name="standard" style:list-style-name="L1">
      <style:graphic-properties draw:stroke="none" draw:fill="solid" draw:fill-color="#ec9ba4" draw:textarea-horizontal-align="justify" draw:textarea-vertical-align="middle" draw:auto-grow-height="false" fo:min-height="0cm" fo:min-width="0cm"/>
    </style:style>
    <style:style style:name="gr5" style:family="graphic" style:parent-style-name="standard" style:list-style-name="L1">
      <style:graphic-properties draw:stroke="none" draw:fill="solid" draw:fill-color="#ec9b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solid" draw:fill-color="#bf819e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draw:stroke="none" draw:fill="solid"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solid" draw:fill-color="#f10d0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5cm" fo:min-width="0.2cm" fo:padding-top="0.142cm" fo:padding-bottom="0.142cm" fo:padding-left="0.267cm" fo:padding-right="0.267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2pt" style:font-size-asian="2pt" style:font-size-complex="2pt"/>
    </style:style>
    <style:style style:name="P3" style:family="paragraph">
      <loext:graphic-properties draw:fill="solid" draw:fill-color="#bf819e"/>
      <style:paragraph-properties fo:text-align="center"/>
      <style:text-properties fo:font-size="2pt" style:font-size-asian="2pt" style:font-size-complex="2pt"/>
    </style:style>
    <style:style style:name="P4" style:family="paragraph">
      <loext:graphic-properties draw:fill="solid" draw:fill-color="#bf819e"/>
      <style:paragraph-properties fo:text-align="center"/>
      <style:text-properties fo:color="#e8f2a1" fo:font-size="2pt" fo:font-weight="bold" style:font-size-asian="2pt" style:font-weight-asian="bold" style:font-size-complex="2pt" style:font-weight-complex="bold"/>
    </style:style>
    <style:style style:name="P5" style:family="paragraph">
      <loext:graphic-properties draw:fill="solid" draw:fill-color="#ec9ba4"/>
      <style:paragraph-properties fo:text-align="center"/>
      <style:text-properties fo:font-size="2pt" style:font-size-asian="2pt" style:font-size-complex="2pt"/>
    </style:style>
    <style:style style:name="P6" style:family="paragraph">
      <loext:graphic-properties draw:fill="solid" draw:fill-color="#bf819e"/>
      <style:paragraph-properties fo:text-align="center"/>
      <style:text-properties fo:color="#000000" fo:font-size="2pt" fo:font-weight="normal" style:font-size-asian="2pt" style:font-weight-asian="normal" style:font-size-complex="2pt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ec9ba4"/>
      <style:paragraph-properties fo:margin-left="0cm" fo:margin-right="0cm" fo:margin-top="0cm" fo:margin-bottom="0cm" fo:line-height="100%" fo:text-align="center" fo:text-indent="0cm"/>
      <style:text-properties fo:font-size="2pt" style:font-size-asian="2pt" style:font-size-complex="2pt"/>
    </style:style>
    <style:style style:name="P9" style:family="paragraph">
      <loext:graphic-properties draw:fill="solid" draw:fill-color="#ff8000"/>
      <style:paragraph-properties fo:text-align="center"/>
      <style:text-properties fo:font-size="2pt" style:font-size-asian="2pt" style:font-size-complex="2pt"/>
    </style:style>
    <style:style style:name="P10" style:family="paragraph">
      <loext:graphic-properties draw:fill="solid" draw:fill-color="#cccccc"/>
      <style:paragraph-properties fo:text-align="center"/>
      <style:text-properties fo:font-size="2pt" style:font-size-asian="2pt" style:font-size-complex="2pt"/>
    </style:style>
    <style:style style:name="P11" style:family="paragraph">
      <loext:graphic-properties draw:fill="solid" draw:fill-color="#f10d0c"/>
      <style:paragraph-properties fo:text-align="center"/>
      <style:text-properties fo:font-size="2pt" style:font-size-asian="2pt" style:font-size-complex="2pt"/>
    </style:style>
    <style:style style:name="P12" style:family="paragraph">
      <loext:graphic-properties draw:fill="solid" draw:fill-color="#f10d0c"/>
      <style:paragraph-properties fo:text-align="center"/>
      <style:text-properties fo:font-size="2.5pt" style:font-size-asian="2.5pt" style:font-size-complex="2.5pt"/>
    </style:style>
    <style:style style:name="P13" style:family="paragraph">
      <loext:graphic-properties draw:fill="solid" draw:fill-color="#e8f2a1"/>
      <style:paragraph-properties fo:text-align="center"/>
      <style:text-properties fo:font-size="2pt" style:font-size-asian="2pt" style:font-size-complex="2pt"/>
    </style:style>
    <style:style style:name="P14" style:family="paragraph">
      <loext:graphic-properties draw:fill="solid" draw:fill-color="#e8f2a1"/>
      <style:paragraph-properties fo:text-align="center"/>
      <style:text-properties fo:font-size="2.5pt" style:font-size-asian="2.5pt" style:font-size-complex="2.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color="#000000" fo:font-size="2pt" fo:font-weight="normal" style:font-size-asian="2pt" style:font-weight-asian="normal" style:font-size-complex="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35cm" svg:height="0.25cm" svg:x="0cm" svg:y="0cm">
          <text:p text:style-name="P1"><text:span text:style-name="T1">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356cm" svg:height="0.246cm" svg:x="0cm" svg:y="1.25cm">
          <text:p text:style-name="P1"><text:span text:style-name="T1"><text:s text:c="2"/></text:span><text:span text:style-name="T1">D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356cm" svg:height="0.246cm" svg:x="0cm" svg:y="1cm">
          <text:p text:style-name="P1"><text:span text:style-name="T1">~D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56cm" svg:height="0.246cm" svg:x="0cm" svg:y="0.75cm">
          <text:p text:style-name="P1"><text:span text:style-name="T1"><text:s text:c="2"/></text:span><text:span text:style-name="T1">D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56cm" svg:height="0.246cm" svg:x="0cm" svg:y="0.5cm">
          <text:p text:style-name="P1"><text:span text:style-name="T1">D1</text:span></text:p>
          <text:p text:style-name="P1"><text:span text:style-name="T1">(TX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5cm" svg:height="0.25cm" svg:x="0cm" svg:y="0.25cm">
          <text:p text:style-name="P1"><text:span text:style-name="T1">D0</text:span></text:p>
          <text:p text:style-name="P1"><text:span text:style-name="T1">(RX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56cm" svg:height="0.246cm" svg:x="0cm" svg:y="3.25cm">
          <text:p text:style-name="P1"><text:span text:style-name="T1"><text:s text:c="2"/></text:span><text:span text:style-name="T1">D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56cm" svg:height="0.246cm" svg:x="0cm" svg:y="3cm">
          <text:p text:style-name="P1"><text:span text:style-name="T1"><text:s text:c="2"/></text:span><text:span text:style-name="T1">D7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356cm" svg:height="0.246cm" svg:x="0cm" svg:y="2.75cm">
          <text:p text:style-name="P1"><text:span text:style-name="T2">~D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356cm" svg:height="0.246cm" svg:x="0cm" svg:y="2.5cm">
          <text:p text:style-name="P1"><text:span text:style-name="T1">~D5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0.356cm" svg:height="0.246cm" svg:x="0cm" svg:y="2cm">
          <text:p text:style-name="P7"><text:span text:style-name="T1">D14</text:span></text:p>
          <text:p text:style-name="P1"><text:span text:style-name="T1">Crystal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356cm" svg:height="0.246cm" svg:x="0cm" svg:y="2.25cm">
          <text:p text:style-name="P7"><text:span text:style-name="T1">D15</text:span></text:p>
          <text:p text:style-name="P1"><text:span text:style-name="T1">Crystal 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355cm" svg:height="0.25cm" svg:x="0.356cm" svg:y="3.25cm">
          <text:p text:style-name="P1"><text:span text:style-name="T1">~D9 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35cm" svg:height="0.254cm" svg:x="0.356cm" svg:y="3cm">
          <text:p text:style-name="P1"><text:span text:style-name="T2">~D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355cm" svg:height="0.25cm" svg:x="0.356cm" svg:y="2.75cm">
          <text:p text:style-name="P1"><text:span text:style-name="T1">~D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55cm" svg:height="0.25cm" svg:x="0.356cm" svg:y="2.5cm">
          <text:p text:style-name="P1"><text:span text:style-name="T1"><text:s text:c="2"/></text:span><text:span text:style-name="T1">D1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5cm" svg:height="0.254cm" svg:x="0.356cm" svg:y="2.25cm">
          <text:p text:style-name="P1"><text:span text:style-name="T1"><text:s text:c="2"/></text:span><text:span text:style-name="T1">D13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355cm" svg:height="0.25cm" svg:x="0.356cm" svg:y="1.75cm">
          <text:p text:style-name="P1"><text:span text:style-name="T1">AREF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56cm" svg:height="0.246cm" svg:x="0cm" svg:y="1.75cm"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55cm" svg:height="0.25cm" svg:x="0.356cm" svg:y="1.5cm">
          <text:p text:style-name="P1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355cm" svg:height="0.25cm" svg:x="0.35cm" svg:y="2cm">
          <text:p text:style-name="P1"><text:span text:style-name="T1">AVCC</text:span></text:p>
          <text:p text:style-name="P1"><text:span text:style-name="T1">(VCC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356cm" svg:height="0.246cm" svg:x="0cm" svg:y="1.5cm">
          <text:p text:style-name="P1"><text:span text:style-name="T1">VCC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35cm" svg:height="0.254cm" svg:x="0.35cm" svg:y="0cm">
          <text:p text:style-name="P1"><text:span text:style-name="T1">A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35cm" svg:height="0.254cm" svg:x="0.35cm" svg:y="0.25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35cm" svg:height="0.254cm" svg:x="0.35cm" svg:y="0.5cm">
          <text:p text:style-name="P1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355cm" svg:height="0.25cm" svg:x="0.35cm" svg:y="0.75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355cm" svg:height="0.25cm" svg:x="0.35cm" svg:y="1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355cm" svg:height="0.25cm" svg:x="0.35cm" svg:y="1.25cm">
          <text:p text:style-name="P1"><text:span text:style-name="T1">A0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7cm" svg:height="3.5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15cm" svg:height="0.15cm" svg:x="0.275cm" svg:y="-0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7" draw:layer="layout" svg:x1="0.35cm" svg:y1="0.08cm" svg:x2="0.35cm" svg:y2="3.5cm">
          <text:p/>
        </draw:line>
        <draw:line draw:style-name="gr14" draw:text-style-name="P17" draw:layer="layout" svg:x1="0cm" svg:y1="0.25cm" svg:x2="0.7cm" svg:y2="0.25cm">
          <text:p/>
        </draw:line>
        <draw:line draw:style-name="gr14" draw:text-style-name="P17" draw:layer="layout" svg:x1="0cm" svg:y1="0.5cm" svg:x2="0.7cm" svg:y2="0.5cm">
          <text:p/>
        </draw:line>
        <draw:line draw:style-name="gr14" draw:text-style-name="P17" draw:layer="layout" svg:x1="0cm" svg:y1="0.75cm" svg:x2="0.7cm" svg:y2="0.75cm">
          <text:p/>
        </draw:line>
        <draw:line draw:style-name="gr14" draw:text-style-name="P17" draw:layer="layout" svg:x1="0cm" svg:y1="1cm" svg:x2="0.7cm" svg:y2="1cm">
          <text:p/>
        </draw:line>
        <draw:line draw:style-name="gr14" draw:text-style-name="P17" draw:layer="layout" svg:x1="0cm" svg:y1="1.25cm" svg:x2="0.7cm" svg:y2="1.25cm">
          <text:p/>
        </draw:line>
        <draw:line draw:style-name="gr14" draw:text-style-name="P17" draw:layer="layout" svg:x1="0cm" svg:y1="1.5cm" svg:x2="0.7cm" svg:y2="1.5cm">
          <text:p/>
        </draw:line>
        <draw:line draw:style-name="gr14" draw:text-style-name="P17" draw:layer="layout" svg:x1="0cm" svg:y1="1.75cm" svg:x2="0.7cm" svg:y2="1.75cm">
          <text:p/>
        </draw:line>
        <draw:line draw:style-name="gr14" draw:text-style-name="P17" draw:layer="layout" svg:x1="0cm" svg:y1="2cm" svg:x2="0.7cm" svg:y2="2cm">
          <text:p/>
        </draw:line>
        <draw:line draw:style-name="gr14" draw:text-style-name="P17" draw:layer="layout" svg:x1="0cm" svg:y1="2.25cm" svg:x2="0.7cm" svg:y2="2.25cm">
          <text:p/>
        </draw:line>
        <draw:line draw:style-name="gr14" draw:text-style-name="P17" draw:layer="layout" svg:x1="0cm" svg:y1="2.5cm" svg:x2="0.7cm" svg:y2="2.5cm">
          <text:p/>
        </draw:line>
        <draw:line draw:style-name="gr14" draw:text-style-name="P17" draw:layer="layout" svg:x1="0cm" svg:y1="2.75cm" svg:x2="0.7cm" svg:y2="2.75cm">
          <text:p/>
        </draw:line>
        <draw:line draw:style-name="gr14" draw:text-style-name="P17" draw:layer="layout" svg:x1="0cm" svg:y1="3cm" svg:x2="0.7cm" svg:y2="3cm">
          <text:p/>
        </draw:line>
        <draw:line draw:style-name="gr14" draw:text-style-name="P17" draw:layer="layout" svg:x1="0cm" svg:y1="3.25cm" svg:x2="0.7cm" svg:y2="3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0.7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4:05:46.391238574</meta:creation-date>
    <dc:date>2019-11-11T20:45:17.778594511</dc:date>
    <meta:editing-duration>PT5H47M31S</meta:editing-duration>
    <meta:editing-cycles>77</meta:editing-cycles>
    <meta:generator>LibreOffice/6.2.5.2$MacOSX_X86_64 LibreOffice_project/1ec314fa52f458adc18c4f025c545a4e8b22c159</meta:generator>
    <meta:document-statistic meta:object-count="44"/>
  </office:meta>
</office:document-meta>
</file>